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IPAPMincho" svg:font-family="IPAPMincho"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Open Build Service: パッケージング・ツールキット</text:p>
      <text:p text:style-name="P3">By Helen South</text:p>
      <text:p text:style-name="Standard"/>
      <text:p text:style-name="Standard">Linux 用のソフトウェアをパッケージ化するという作業は、とてもお手軽なことだとは言えないものでした。パッケージ管理システムや命名規則は多様で、アーキテクチャ、パッチ、アップデート方法、国際的な協力体制やその他諸々のレイヤーが複雑に絡み合い、開発形態もまちまちだからです。</text:p>
      <text:p text:style-name="Standard"/>
      <text:p text:style-name="Standard">しかし複雑なプロセスのあるところには、単純化するスクリプトもあるものです。openSUSE の開発者たちが彼らの自身の作業手順を簡素化したいという必要に迫られた時、彼らは機能的なソリューションをいくつか編み出していきました。これらのスクリプトは、ある開発者の言葉を借りると「綺麗なフロントエンドを備えた汚い Perl スクリプトの寄せ集め」である openSUSE Build Service へと進化していったのです。openSUSE Build Service (OBS) にはそもそも openSUSE という名前が入っていますが、複数のディストリビューションに対応していて Debian、Mandriva、Ubuntu、Red Hat、Fedora、そしてもちろん openSUSE と SLE 用のパッケージをビルドすることができます。このように広範囲をカバーしているという点を反映すべく、その後 Open Build Service と改称され、より独立性の高いプロジェクトとなりました。</text:p>
      <text:p text:style-name="Standard"/>
      <text:p text:style-name="Standard">サポートされるプラットフォームはレガシーな PPC、x86 と x86_64、ARM プロセッサーです (注 – コード自体は Sparc、ia64、zSeries もサポートしているのですが、build.o.o の公開インスタンスにはこれらをビルドするホストがないのです)。裏にあるコードは綺麗なものではないかもしれませんが、成り行きで形成されていった結果として柔軟性が備わりました。Open Build Service は一つの問題を突き詰めるための洒落たアプリケーションと言うよりはむしろ、実際にビルド作業を行ったりディストリビューションを作っていくための発展途上のソリューションと言った方がいいものです。</text:p>
      <text:p text:style-name="Standard"/>
      <text:p text:style-name="Standard">openSUSE の開発者たちは、OBS を一般に公開するというのは、違いを作る – そして他とは違ったものになるいい方法ではないかと感じました。かなりの投資と努力が必要となることは間違いありませんが、実現できれば最も厄介な障害の多くを取り除いてくれることでしょう。OBS は開発者たちが openSUSE 用のパッケージを作るのを簡単にしてくれますから、Win-Win の状況になるということでもあります。build.opensuse.org の公開インスタンスでは現在、30,000人以上のパッケージャーにより171,000以上のパッケージがビルドされていて、7つのアーキテクチャーで25以上の Linux ディストリビューションがサポートされています。ここで作られたパッケージは世界中の何百万人ものユーザにより月間1億以上ダウンロードされているのです！</text:p>
      <text:p text:style-name="Standard"/>
      <text:p text:style-name="Standard">OBS は綺麗に仮想インストールされたサーバ上で動きますので、「コンパイルファーム」を準備するという煩わしさからも解放されますし、インフラストラクチャーや管理コストも大幅に削減することができるのです。オープンソースであることにより、カスタマイズし易くスケーラブルで、必要に応じて OBS を変えていくこともできます。この利点は既に、Intel と Nokia による MeeGo、Dell、Cray Supercomputers、VLC コミュニティなどをはじめとする多くの場で活用されています。</text:p>
      <text:p text:style-name="Standard"/>
      <text:p text:style-name="P1">小規模に: DIY パッケージング</text:p>
      <text:p text:style-name="Standard"/>
      <text:p text:style-name="Standard">インフラストラクチャーとソフトウェア開発について我々が語る時、それは大企業の事業であると考えがちです。しかし、OBS はごくごく小規模な環境においても便利なツール足りえます。システム管理者にして Novell の TTP 委員会メンバーでもある Richard Brown は、このプロジェクトの代表として Adrian Schröter が参加した Brainshare 2010 で Open Build Service のことを知りました。Richard はBlueProximity のセキュリティソリューションを使ってみたいと思っていたのですが、すぐに使えるパッケージはなく、オリジナルのソースしか見つけられなかったので、OBS のリポジトリに頼ってみることにしました。</text:p>
      <text:p text:style-name="Standard"><text:soft-page-break/></text:p>
      <text:p text:style-name="Standard">「私は OBS の home リポジトリで誰かが試しにパッケージしてみたらしき (古い) コピーがあるのを見つけました。なのでまずはそれを出発点として、ソースを見たり Wiki で情報を漁ったりしつつ、なんとかパッケージ化に成功し、テストマシンで動かすことができたのです。」</text:p>
      <text:p text:style-name="Standard"/>
      <text:p text:style-name="Standard">「その後、自分で作ったパッケージを使い、(注: IRC の) #opensuse-gnome にいた人にパッケージングのガイドラインを教えてもらうなど協力してもらいつつ、そのパッケージを完成に向けて磨いていき、openSUSE の標準に沿うようにしていったのです。そのプロセスは、少々もどかしいものでした！ 最初のうちは、「重箱の隅を楊枝でほじくる」ような作業だな、と感じていました。今になってみると、他の人 (やディストリビューション) のパッケージを見たときなど、openSUSE プロジェクトが要求している (そして OBS により簡単にできるようになっている) ことは – 何かがうまくいかない時には特に - とっても役に立つということをとくとくと説明してあげたくなるようになってしまいました！」</text:p>
      <text:p text:style-name="Standard"/>
      <text:p text:style-name="Standard">Richard の努力の甲斐あって、彼が言うところの「面白い小ツール」BlueProximity のパッケージは今や GNOME:Apps リポジトリに収録され、11.4 以降公式 openSUSE リポジトリから入手できるようになったのです。</text:p>
      <text:p text:style-name="Standard"/>
      <text:p text:style-name="Standard">プログラミングのスキルはほとんど持っていないというシステム管理者にとってもさほど難しい挑戦とはならず、彼が言うには「基本的なシェルスクリプティングと『いろいろ工夫する気持ち』さえあれば十分」とのこと。OBS を使うのにコーディングのグルである必要はないとはいえ、パッケージングの基礎については是非とも理解しておきたいところです。おそらくは、よく言われる「RTFM (Read The Fuckin' Manuals) – マニュアルをよく読め」がここでの良きアドバイスとなるでしょう: Build Service については豊富なドキュメントが入手できるようになっていて、Wiki に見当たらないような情報であっても Web でちょっと検索すればだいたいは見つけることができるでしょう。コミュニティは現在、皆で協力しあって情報をまとめた OBS の本を制作しようという作業も進めています。Richard も上述しているように、助けてくれる人も容易に見つけることができるでしょう – この利点を試してみる価値はあります。「簡単に言うと、仕組みを理解してしまえば OBS はパッケージングのための並外れて柔軟性のあるツールになるだろうということです。IRC や Wiki で得られるヘルプと合わせて、このツールを使うと気ままにシンプルなパッケージングをするのが信じられないくらい簡単になり、結果としてプロジェクトに参画したり貢献したりするのも簡単になるのです。」</text:p>
      <text:p text:style-name="Standard"/>
      <text:p text:style-name="P1">協力する: OBS で一緒に作業する</text:p>
      <text:p text:style-name="Standard"/>
      <text:p text:style-name="Standard">フリーソフトウェアの開発の場では、スキルが無駄になることはありません。「シンプルな」プロジェクトをものにした Richard Brown は間もなく、より複雑な問題に取り組むこととなりました。「openSUSE 11.3 のベータフェイズの間、私は本当に厄介な X のバグを追跡し、修正、テストしていたんですが、それにあたっては OBS がとても役に立ちました。というのも、開発者たちは公式の X パッケージをとってきて自分の home リポジトリにブランチとして置き、試しにパッチを適用して公開し、私のような者に試してもらうことができるからです。ブランチのブランチを切って、そこでちょっとした変更を加えて試したりすることもできました。ディストリビューション用にビルドするためだけでなく、協力してコード変更するための素晴らしいプラットフォームにもなってくれるのです。」</text:p>
      <text:p text:style-name="Standard"/>
      <text:p text:style-name="Standard">Build Service に組み込まれているバージョニングシステムは基本的なことしかできないので、プロセスを改善するために openSUSE 開発者の Vincent Untz が「collab」という気の利いたプラグインを作ってくれました。このツールは、osc と呼ばれるコマンドラインクライアントの拡張で、Python で書かれていて、この二つが組み合わさると、パッケージャー同士の協力をいい感じで促進することができるようになるのです。</text:p>
      <text:p text:style-name="Standard"/>
      <text:p text:style-name="Standard">いくつかのオープンソースプロジェクトに関わっているソフトウェア開発者の Sanker は、osc と collab を組み合わせることでディストリビューション開発のワークフローがめざましく改善されることに気がつきました。「openSUSE GNOME チームでは、アップストリームである GNOME の git サーバから持ってきた多くのアプリケーションをパッ<text:soft-page-break/>ケージ化しています。GNOME のリリーススケジュールに沿って、様々なアップストリームのメンテナーが tar ボールを用意し、新たにリリースしていくので、アップストリームがリリースした後はいつも、リリースに合わせて出てきた新しいアップデート tar ボールをパッケージ化する必要が出てくるのです。osc-collab がある今は、`osc collab todo` すれば誰でもアップストリームで更新されている tar ボールがあるアプリケーションの一覧を見ることができるようになりました。オフィシャルのパッケージャーと、時間がある時に手伝ってくれているコントリビューターは、これらのパッケージの中から好きなものを選んで、アップグレードのためにビルドすると自分の名前で予約を入れておくことができます。そして、その後で更新された tar ボールの一覧を取得するために別のパッケージャーが `osc collab todo` を実行すると、予約済みのパッケージは『new version available upstream but reserved by &lt;packager&gt; (新しいバージョンがアップストリームから入手できるようになっていますが、&lt;パッケージャー&gt; により予約済みです)』と表示されることになります。パッケージの『予約』は、誰かが予約したものの2日間手付かずだった場合は自動的に期限切れとなります。」これは、パッケージャー同士がお互いに不快な思いをさせることなく仕事を共有するためのシンプルにして効果的な方法で、とりわけチームメンバーが異なるタイムゾーンで作業している場合に有効で、時間を合わせてミーティングをしたりメールをやり取りしたりする手間を最小化するのに役立ちます。</text:p>
      <text:p text:style-name="Standard"/>
      <text:p text:style-name="Standard">この osc-collab ツールは、パッケージングの際に通らなければいけない、どちらかと言えば退屈な局面のいくつかを自動化するのも助けてくれます。「例えば、ChangeLog は自動的に更新されますので、手作業で編集しなければいけない部分はほんのちょっととなります」と Sanker は言います。パッケージングが終了すると、ユーザは更新をサブミットすることができて、それはコアパッケージングチームによりレビューされたうえで取り込まれていきます。</text:p>
      <text:p text:style-name="Standard"/>
      <text:p text:style-name="Standard">プロジェクトをフォークしたりマージリクエストを作成したりできる、Github に似たこのモデルは、コラボレーションを促進します。個々人ではなくチームで責任を持ってパッケージを見ていくプロジェクトを作成できる機能と合わせて、また、バグを追跡したりフィーチャーリクエストシステムと統合していくことにより、OBS は共同作業のための完璧なプラットフォームとなっていきます。</text:p>
      <text:p text:style-name="Standard"/>
      <text:p text:style-name="P1">リリースと歩調を合わせる</text:p>
      <text:p text:style-name="Standard"/>
      <text:p text:style-name="Standard">開発者であれば、ソフト ウェアのリリース期日を守らなければ、というプレッシャーには慣れっこになっています。お客様に常に最新状態のものを提供し続けなければいけないためキツいスケジュールとなるのが常なので、リリース当日というのは - ビル・マーレイ (訳注: アメリカのコメディアン) のユーモアのセンスを拝借せずとも - ある種の「グラウンドホッグデー (訳注: アメリカ合衆国及びカナダにおいて2月2日に催される、ジリスの一種グラウンドホッグを使った春の訪れを予想する天気占いの行事。 - Wikipedia より)」になったりするのです！</text:p>
      <text:p text:style-name="Standard"/>
      <text:p text:style-name="Standard">かつて Sanker のチームが彼らの関わる [openSUSE ではない] の製品にアーキテクチャー的な大きな変更をいくつか行った時、いくつか解決しなければならないリグレッションがありました。この大きな変更によるいくつかのリグレッションを修正するため、ユーザたちに日次ペースで増分修正を提供する必要が起こりました。「当時私たちが使っていたのは chroot jail でビルドするのが基本となっている古いビルド用のマシンで、そこへリモートからログインして作業していました。これはいろいろな面で不便極まりなく、配布済みのものをビルドし直したり、Web リポジトリにビルドが済んだバイナリーを置いたり、依存関係のあるものをリビルドしたりだとかいったルーチンワークであっても、いちいち手作業で行わなければいけないという煩わしさがありました。」 Build Service に移行したら、こういった煩わしさから解放されたのです。「今は、あるパッケージのクローンを作り、パッチをアップロードして .spec ファイルを編集するだけ、すると、ジャジャーン、最終的にできたバイナリーが自動的にインターネット上で公開されて、ユーザはワンクリックでインストールできるようになるんです。」</text:p>
      <text:p text:style-name="Standard"/>
      <text:p text:style-name="Standard">どこまで自動化し、どこまでいじれるようにするかというバランスはいつも問題になるところですが、Sanker は OBS はちょうどいい具合になっている、と感じています。「クライアント/サーバの区別が明確なので、配布済みビルドの取り<text:soft-page-break/>扱い、ビルドシステムの可用性を高めるなどといった様々なことが、パッケージャーに時間を費やしてもらわずともできるようになっているのです。PC 用、Web、Android 用のクライアントが用意されている OBS はどこからでも接続可能です。かつては、一週間に一つのアップデートを出すのにほとんどチーム全員が2、3日徹夜しなければなりませんでした。今では、複数のオペレーティングシステム用のナイトリービルドも簡単に作れますし、一人が一週間に数分パッケージングのために時間を割くだけで済むようになっているのです。すべては OBS のおかげです。」</text:p>
      <text:p text:style-name="Standard"/>
      <text:p text:style-name="Standard">こういったナイトリービルドが出せるというのは、ソフトウェア開発にとってとても大きなアドバ ンテージとなります。ビルドでエラーが起こったことを警告してくれるということももちろんありますが、それだけでなく、すぐに方向転換できるため、自動化されたプロセスや SCM 統合を提供することも可能となるからです。KDE の Plasma プロジェクトの開発リーダーにしてオープンタブレットへの取り組み「Vivaldi」 (元は「Spark」と呼ばれていた) のコアメンバーの一人でもある Aaron Seigo は、Plasma Active の開発を成功に導くうえで OBS は極めて重要なものだと考えています: 「デザイン中心で何度もやり直しが発生する我々の作業を進めるうえで、OBS は中心的な役割を果たしてくれています。デザイナーがモックアップを作り、開発者がそれをビルドして git にコミットしていく。OBS でそのコードを取り込んでビルドすると、次の朝にはデザイナーに更新版を渡すことができ、実際にどう動くか確認してフィードバックをもらい、またこのプロセスを繰り返す…という流れでやっています。」</text:p>
      <text:p text:style-name="Standard"/>
      <text:p text:style-name="Standard">多くのプロジェクトは広範囲で協力体制をとるようにしていますが、パッケージングのやり方が複雑だとたまに、キーとなる - 「裏情報」を持っている - 開発者がいないと何もできなくなるといったことになってしまいます。Scribes の開発者 Peter 'MrDocs' Linnell は、最近 Adobe Reader がリリースされた際、そういった困った状況に遭遇してしまいました。「かなりの数のセキュリティ上の脆弱性があったので、更新する必要は間違いなくありました。通常は Novell の担当者が行うのですが、ちょうど休暇中だったんですよね。そんな状況でも、幸運なことに OBS ではブランチを切ってアップデートし、RPM をテストすることができるわけです。そうやって作ったものを、私はセキュリティアップデートに回しました。Scribes にはとてもパワフルな PDF エクスポート機能が備わっているので、3D やインタラクティブな機能が盛り込まれたものも含め、あらゆる種類の PDF でそのパッケージをテストしてみることができたんです。OBS がなかったら、こんなに素早くは対応できなかったでしょう; 最低でも、山のように仮想マシンを立ち上げ、各バージョンやアーキテクチャー毎にビルドし直さなければいけなくなりますし、Novell のセキュリティチームにそれを採用してもらうのもずっと大変だったでしょう。OBS 上であれば私がいちいち説明しなくても彼らは私の行った変更や更新を素早く確認することができるのです。」</text:p>
      <text:p text:style-name="Standard"/>
      <text:p text:style-name="P1">ユーザにソフトウェアを届ける</text:p>
      <text:p text:style-name="Standard"/>
      <text:p text:style-name="Standard">OBS では様々な Linux ディストリビューション及び Linux 以外のプラットフォーム用のビルドも可能ですから、様々なプロジェクトがユーザ向けにソフトウェアをビルドする目的で利用しています。OBS ではビルドプロジェクトのホームページで簡単なダウンロードボタンを提供していますが、このページはあまりエンドユーザ向けになっていません。OBS は自動的にビルド対象用のリポジトリを全て生成するので、プロジェクトの Web サイトでその場所を直接ユーザに知らせてやることになります。しかし、OBS のダウンロードページの機能として最近紹介されたものの中に、もっといいソリューションがありました。ダウンロードページをいかなる Web ページとも統合させることができるのです。まずは便利なマルチディストリビューション用ダウンロードページをリンクさせるだとか、Web ページに含めることができる iframe にするだとか、PHP と html オブジェクトで本当に深い部分まで統合するとか、いくつかのレイヤーでの統合が可能となっています。また、同じ方法で新たにアプライアンスを提供することもできるようになったので、OBS でビルドした OS のイメージにも同じインターフェイス経由でアクセスしてもらうことができるようになりました。</text:p>
      <text:p text:style-name="Standard"/>
      <text:p text:style-name="Standard">この機能の利点を最初に享受することになったのは、軽量 Web ブラウザプロジェクトの QupZilla です。その統合作業はメイン開発者の David Rosca によって行われたのですが、iframe オプションを使って改変するのに要した時間はほんの数分間。彼曰く「興味を持ったユーザがアプリケーションをインストールしようと思った時何度もクリック <text:soft-page-break/>する必要がなくなりますし、同時に見た目も良くなるのです。」</text:p>
      <text:p text:style-name="Standard"/>
      <text:p text:style-name="P1">最終段階: KIWI でディスクイメージ化</text:p>
      <text:p text:style-name="P2"/>
      <text:p text:style-name="P2">KIWI を使えば、仮想アプライアンス、最小構成サーバ、Live CD や USB 用のディスクイメージなど、カスタマイズした派生オペレーティングシステムを作ることができます。OBS のように、またフリーソフトウェアプロジェクトとしては珍しく KIWI のドキュメントはとても良く整備されていて、自分仕様にカスタマイズしたオペレーティングシステムをビルドする一連のプロセスをユーザにガイドするステップバイステップの進化したチュートリアルセットも備えているのです。出力できるのは全てのメジャーな仮想マシンフォーマットも含め、ハードディスク用、Live CD 用、自動インストール用のプリロードイメージまで…KIWI であなたが必要とするものを何でも作ることができます。</text:p>
      <text:p text:style-name="Standard"><text:span text:style-name="T1"><text:line-break/></text:span>KIWI は Open Build Service と組み合わせて使うこともできるようになっているだけでなく、スタンドアロンのイメージ作成ツールとしての機能も備わったコマンドラインツールです。 OBS における強力な依存関係追跡機能はイメージにまで適用できるのです: 開発者が git からのリフェッチを開始したり、リポジトリに bzr かけたり svn かけたり、新しい tar ボールをアップロードしたりすると、そのパッケージとともに依存関係にあるパッケージも全てリビルドされるだけでなく、OBS は新しいイメージも作るように KIWI に指令を出します。</text:p>
      <text:p text:style-name="Standard"/>
      <text:p text:style-name="Standard">SUSEStudio.com は、KIWI ディスクイメージングシステムの SUSE による使い易い実装で、ユーザーフレンドリーな (非オープンの) Ruby on Rails のフロントエンドが加味されているものです。とても機能的なツールで、技術的な知識が乏しい人が使っても楽しくいじれるような作りになっています。自分の用途にあったアプリケーション群を選び、ユーザやアートワークを設定し、自分で作ったデータをアップロードし、それらをコンパイルして一つの新しいオペ レーティングシステムにまとめていく…ということがこれ以上ないくらい簡単にできてしまうのです。</text:p>
      <text:p text:style-name="Standard"/>
      <text:p text:style-name="Standard">更なるボーナスとして、 KIWI の設定と AutoYaST のプロファイルをインポートして SUSE Studio に持ち込んだり、SUSE Studio からエクスポートしたりできるので、ローカル設定を SUSE Studio で使ったり Studio での設定を KIWI でいじってみるなんてこともできてしまいます。そして、Studio で作ったものは、その新しいオペレーティングシステムをビルドした Web ブラウザ内でテストできます: そのイメージを SUSE のサーバ内で起動し、ユーザには Flash の VNC セッションを通じて接続させるという仕組みなのです。VNC や ssh で直接接続することも可能で、そのテスト環境で施した変更は全て追跡され、ファイル単位でそのアプライアンスに取り込ませることができます。</text:p>
      <text:p text:style-name="Standard"/>
      <text:p text:style-name="P1">組み合わせる: osc、OBS、KIWI</text:p>
      <text:p text:style-name="Standard"/>
      <text:p text:style-name="Standard">Open Build Service が事実上、パッケージングのプロセスを通じて論理的な発展を許す伸張可能なツール群の完全なスイートであるということは、その利点の一つとなっています。 Oyranos カラーマネジメントソフトウェアの開発者 Kai-Uwe Behrmann は、OBS のそれぞれのコンポーネントが重要な役割を果たしていることに気が付きました。</text:p>
      <text:p text:style-name="Standard"/>
      <text:p text:style-name="Standard">「OBS はソフトウェアスタックをビルドしたり、パッケージにパッチを当てたり、エンドユーザに向けて公開するための素晴らしいツールです。SUSE Studio と合わせて使うと、完全なワークフローを見せるための Live メディア CD を作ることもできます。我々の場合だと、カラーマネジメントと付随するツール、アプリケーションがそれに相当します。」</text:p>
      <text:p text:style-name="Standard"/>
      <text:p text:style-name="Standard">Web インターフェイスでもパッケージを作成したり、ブランチしたり、モニターするための素晴らしいワークスペースが提供されますが、コマンドラインツールの osc は柔軟性とスピードを提供してくれます。「ビルドしたものを適用したりチューニングしたりするうえで、ローカルで実行できる osc インターフェイスがとても便利だということが分かりました。オンラインサーバにコミットしてそこでビルドする前に、spec ファイルの変更がどう影響するかローカルで確認することができます。この方が早いですし、一つのビルドが他の様々なパッケージをリビルドするトリガーとな る可能性もあ<text:soft-page-break/>るので、サーバサイドのリソースを節約することにもなります。」</text:p>
      <text:p text:style-name="Standard"/>
      <text:p text:style-name="Standard">Kai-Uwe が説明するように、コマンドラインインターフェイスはターミナルを開いたことのある人にとっては馴染みやすいものと映るでしょう。「'osc build openSUSE_12.3' というシンプルなコマンド一発で、ローカルホストでパッケージがビルドされます。このコマンドを走らせれば、コンパイラーのエラーや rpmlint のエラー、誤った/足りないビルド依存性や使っている spec ファイルの不備などを教えてもらえるのです。そういった情報をローカルで得ることができると、通常ローカルでは4コア環境でビルドプロセスが実行されますから、パッケージ生成のプロセスも加速されます。リモートのビルドプロセスではそんなに多くコアが割り当てられないことはよくありますし、データを送受信したり必要なパッケージを全てインストールするのにより多くの時間がかかるものです。」</text:p>
      <text:p text:style-name="Standard"/>
      <text:p text:style-name="Standard">もちろん、ソフトウェアというものが「それほど」簡単なものであった試しはありません。(rpmlint の記述がきっとヒントになりますね！) そして OBS が強力であるとはいえ、あなたの代わりに考えてくれるわけではありません。Kai-Uwe が感じたのは、どうやったら様々なディストリビューション向けに正しいマクロを記述することができるのか、それがいつも問題になるということでした。「何かをビルドするための正しい依存パッケージを見つけ出すのが難しいときがあります。たとえば、Mandriva のパッケージだと、通常版、64bit 版いずれのパッケージかで、spec ファイル内で異なった名前となっていたりするんです。また、何のためにあるのかよく分からないダミーパッケージが存在していたりもします - こういったときには Sophie - <text:a xlink:type="simple" xlink:href="http://sophie.zarb.org/">http://sophie.zarb.org</text:a> - が役に立つツールとなってくれました。」</text:p>
      <text:p text:style-name="Standard"/>
      <text:p text:style-name="Standard">注目すべきは、Oyranos CD をビルドした OBS と SUSE Studio は、米国特許法に準拠していなければいけないということです。そうでないと、もしあなたのプロジェクトが完全にフリーなものでない場合、問題となる可能性があります。Oyranos のディスクは GPL なカーネルに同居している NVIDIA ドライバーの問題で Sourceforge から引き上げなければいけなくなってしまったのですが、幸運なことに開発者たちはこの問題を解決することができ、Live ディスクに Nouveau ドライバーの利点を採用することになりました。</text:p>
      <text:p text:style-name="Standard"/>
      <text:p text:style-name="P1">まとめ</text:p>
      <text:p text:style-name="Standard"/>
      <text:p text:style-name="Standard">フリーソフトウェアの自由は、計り知れない柔軟性とスケーラビリティ、独立性を開発者にもたらしてくれますが、そのためには物事がシンプルである必要があります。活動中のディストリビューションがパッケージング作業に多大な労力を割いていたり、沢山の自主的なプロジェクトや個人が自力でパッケージングをしたりしているのは、作成、共有、開発、配布の自由を利用するフリーソフトウェアコミュニティの流儀にはいろいろな形があるということを示すものです。openSUSE コミュニティは、Open Build Service というパッケージングツールキットをサポートし、開発することによりその自由を推進することといたします。</text:p>
      <text:p text:style-name="Standard"/>
      <text:p text:style-name="Standard">OBS はエンド・ツー・エンドのソリューションを提供します: git や SVN などにより SCM から直接コードを引っ張ってきて、どんな種類のプラットフォーム向けにでも望むままにビルドし、できたパッケージをユーザに公開したり KIWI を使って仮想マシンやディスクイメージに組み込んだりできるのです。MeeGo やその後継の Mer のようないくつかの Linux ディストリビューション、更にもちろん openSUSE や SUSE が OBS でディストリビューション全体をビルドしているという事実は、このツールの柔軟性とパワーの証明です。これを使うコミュニティや企業が着実に増えていくことで、卓越したソフトウェアビルドツールとしての OBS の将来は、openSUSE から独立していったとしても、明るいものであることに間違いはないでしょう。</text:p>
      <text:p text:style-name="Standard"/>
      <text:p text:style-name="Standard">リンク</text:p>
      <text:p text:style-name="Standard"/>
      <text:p text:style-name="Standard">Open Build Service ホームページ: http://www.open-build-service.org/</text:p>
      <text:p text:style-name="Standard">OBS の公開インスタンス: https://build.opensuse.org/</text:p>
      <text:p text:style-name="Standard"><text:soft-page-break/>osc collab ホームページ: http://en.opensuse.org/openSUSE:Osc_Collab</text:p>
      <text:p text:style-name="Standard">KIWI ホームページ: <text:a xlink:type="simple" xlink:href="http://en.opensuse.org/Portal:KIWI">http://en.opensuse.org/Portal:KIWI</text:a></text:p>
      <text:p text:style-name="Standard">SUSE Studio: http://susestudio.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IPAPMincho" svg:font-family="IPAPMincho" style:font-adornments="標準"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ian="IPAPMincho" style:font-size-asian="10.5pt" style:language-asian="ja" style:country-asian="JP"/>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 Poortvliet</meta:initial-creator>
    <meta:creation-date>2012-03-29T12:58:54</meta:creation-date>
    <dc:date>2012-04-01T20:27:41</dc:date>
    <dc:creator>松本 悟</dc:creator>
    <meta:editing-duration>P2DT2H23M47S</meta:editing-duration>
    <meta:editing-cycles>13</meta:editing-cycles>
    <meta:generator>LibreOffice/3.4$Unix LibreOffice_project/340m1$Build-1505</meta:generator>
    <meta:document-statistic meta:table-count="0" meta:image-count="0" meta:object-count="0" meta:page-count="7" meta:paragraph-count="49" meta:word-count="4945" meta:character-count="12229" meta:non-whitespace-character-count="11853"/>
  </office:meta>
</office:document-meta>
</file>